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2025-09-22 13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4424" calcext:value-type="float">
            <text:p>7.96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2025-08-21 14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0208" calcext:value-type="float">
            <text:p>7.7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2025-07-17 14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428" calcext:value-type="float">
            <text:p>7.5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2025-06-20 12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2025-05-20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9208" calcext:value-type="float">
            <text:p>7.3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2025-05-19 21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7016" calcext:value-type="float">
            <text:p>7.3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2025-04-22 13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2632" calcext:value-type="float">
            <text:p>7.3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2025-03-26 14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6056" calcext:value-type="float">
            <text:p>7.3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2025-02-25 16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7808" calcext:value-type="float">
            <text:p>7.6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2025-02-03 18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0336" calcext:value-type="float">
            <text:p>7.2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2024-12-30 16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804" calcext:value-type="float">
            <text:p>7.17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2024-11-27 14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304" calcext:value-type="float">
            <text:p>7.7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2024-10-16 16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6496" calcext:value-type="float">
            <text:p>7.0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2024-09-25 16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0672" calcext:value-type="float">
            <text:p>6.90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2024-08-20 18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8272" calcext:value-type="float">
            <text:p>6.7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2024-07-19 14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9816" calcext:value-type="float">
            <text:p>6.90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2024-06-18 11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4472" calcext:value-type="float">
            <text:p>6.82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2024-05-08 21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5808" calcext:value-type="float">
            <text:p>6.8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2024-04-18 13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6288" calcext:value-type="float">
            <text:p>6.8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2024-03-21 13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4344" calcext:value-type="float">
            <text:p>7.3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2024-02-26 14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9896" calcext:value-type="float">
            <text:p>7.5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2024-01-24 14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6576" calcext:value-type="float">
            <text:p>7.6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2023-12-15 19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2712" calcext:value-type="float">
            <text:p>7.98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2023-11-17 17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7576" calcext:value-type="float">
            <text:p>8.03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2023-10-24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1752" calcext:value-type="float">
            <text:p>7.9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2023-09-14 13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0248" calcext:value-type="float">
            <text:p>8.08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2023-08-17 14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7096" calcext:value-type="float">
            <text:p>8.0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2023-07-19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8496" calcext:value-type="float">
            <text:p>7.7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2023-06-22 12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2504" calcext:value-type="float">
            <text:p>7.84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2023-05-16 15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2296" calcext:value-type="float">
            <text:p>7.7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2023-04-27 21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8976" calcext:value-type="float">
            <text:p>7.8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2023-03-23 13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4968" calcext:value-type="float">
            <text:p>7.74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2023-01-23 15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8496" calcext:value-type="float">
            <text:p>7.7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2022-12-30 15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4968" calcext:value-type="float">
            <text:p>7.74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2022-11-29 20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2022-10-31 18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2022-09-27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8664" calcext:value-type="float">
            <text:p>7.5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2022-08-30 17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2022-07-27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0064" calcext:value-type="float">
            <text:p>7.3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2022-06-30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9856" calcext:value-type="float">
            <text:p>7.22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2022-05-18 16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4888" calcext:value-type="float">
            <text:p>7.10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2022-04-26 20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7936" calcext:value-type="float">
            <text:p>7.1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2022-03-30 17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0128" calcext:value-type="float">
            <text:p>7.12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2022-02-28 22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8792" calcext:value-type="float">
            <text:p>7.0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2022-01-28 19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8896" calcext:value-type="float">
            <text:p>7.1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2021-12-28 19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1088" calcext:value-type="float">
            <text:p>7.1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2021-11-29 17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8416" calcext:value-type="float">
            <text:p>7.1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2021-11-01 18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0984" calcext:value-type="float">
            <text:p>7.1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2021-09-28 15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9648" calcext:value-type="float">
            <text:p>7.0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2021-08-24 18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7496" calcext:value-type="float">
            <text:p>7.39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2021-07-16 17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3488" calcext:value-type="float">
            <text:p>7.3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2021-06-28 15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2776" calcext:value-type="float">
            <text:p>7.7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2021-05-27 16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2296" calcext:value-type="float">
            <text:p>7.7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2021-04-19 16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1816" calcext:value-type="float">
            <text:p>7.6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2021-03-25 16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5824" calcext:value-type="float">
            <text:p>7.7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2021-02-25 17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8976" calcext:value-type="float">
            <text:p>7.8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2021-01-26 16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3736" calcext:value-type="float">
            <text:p>7.7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2020-12-21 18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0312" calcext:value-type="float">
            <text:p>7.8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2020-1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5552" calcext:value-type="float">
            <text:p>7.8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2020-10-21 17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4216" calcext:value-type="float">
            <text:p>7.8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2020-09-01 16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2020-07-30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2192" calcext:value-type="float">
            <text:p>7.6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2020-02-27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2020-01-30 16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7808" calcext:value-type="float">
            <text:p>7.6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2019-12-19 16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104" calcext:value-type="float">
            <text:p>7.6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2019-11-25 17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1064" calcext:value-type="float">
            <text:p>7.7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2019-10-30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1064" calcext:value-type="float">
            <text:p>7.7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2019-09-30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8976" calcext:value-type="float">
            <text:p>7.8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2019-08-26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6888" calcext:value-type="float">
            <text:p>7.86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2019-07-30 18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2984" calcext:value-type="float">
            <text:p>7.8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2019-07-11 16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1856" calcext:value-type="float">
            <text:p>7.9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2019-05-07 18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6136" calcext:value-type="float">
            <text:p>7.94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2019-04-18 13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4632" calcext:value-type="float">
            <text:p>8.1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2019-03-19 14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3544" calcext:value-type="float">
            <text:p>8.54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2019-01-30 15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916" calcext:value-type="float">
            <text:p>8.51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2018-12-14 16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4336" calcext:value-type="float">
            <text:p>8.78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2018-10-26 1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7968" calcext:value-type="float">
            <text:p>8.8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2018-09-27 16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0536" calcext:value-type="float">
            <text:p>8.86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2018-08-28 18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0056" calcext:value-type="float">
            <text:p>8.83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2018-07-27 17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2144" calcext:value-type="float">
            <text:p>8.77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2018-06-25 17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156" calcext:value-type="float">
            <text:p>8.67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2018-05-30 14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7176" calcext:value-type="float">
            <text:p>8.64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2018-03-29 19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1288" calcext:value-type="float">
            <text:p>8.78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2018-02-26 18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3688" calcext:value-type="float">
            <text:p>8.93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2018-01-18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5504" calcext:value-type="float">
            <text:p>8.98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2017-12-26 18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1976" calcext:value-type="float">
            <text:p>8.95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2017-11-24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7112" calcext:value-type="float">
            <text:p>8.89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2017-10-26 16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8448" calcext:value-type="float">
            <text:p>8.91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2017-08-25 17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9952" calcext:value-type="float">
            <text:p>8.75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2017-07-28 17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1184" calcext:value-type="float">
            <text:p>8.71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2017-06-27 16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2017-05-26 17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2017-04-19 17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5568" calcext:value-type="float">
            <text:p>8.73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2017-02-28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7864" calcext:value-type="float">
            <text:p>8.81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2017-01-18 15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1288" calcext:value-type="float">
            <text:p>8.78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2016-12-21 16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0808" calcext:value-type="float">
            <text:p>8.75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2016-11-22 16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3376" calcext:value-type="float">
            <text:p>8.72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2016-10-26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5944" calcext:value-type="float">
            <text:p>8.69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2016-09-28 16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6696" calcext:value-type="float">
            <text:p>8.61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2016-08-31 15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0016" calcext:value-type="float">
            <text:p>8.51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2016-08-03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8576" calcext:value-type="float">
            <text:p>8.41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2016-06-30 15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9704" calcext:value-type="float">
            <text:p>8.29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2016-05-25 15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5592" calcext:value-type="float">
            <text:p>8.1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2016-04-20 19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4632" calcext:value-type="float">
            <text:p>8.1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2016-03-18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196" calcext:value-type="float">
            <text:p>8.06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2016-02-18 17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2015-05-27 16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4552" calcext:value-type="float">
            <text:p>7.4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2015-04-22 18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3112" calcext:value-type="float">
            <text:p>7.37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2014-12-16 16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6368" calcext:value-type="float">
            <text:p>7.5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2014-10-21 15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6576" calcext:value-type="float">
            <text:p>7.6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2014-09-24 16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2014-08-19 15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3864" calcext:value-type="float">
            <text:p>7.2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2014-07-22 16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9376" calcext:value-type="float">
            <text:p>7.1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2014-06-17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0504" calcext:value-type="float">
            <text:p>7.0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2014-05-14 14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4512" calcext:value-type="float">
            <text:p>7.14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2014-03-17 15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5992" calcext:value-type="float">
            <text:p>7.5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2014-01-27 15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2013-12-30 15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3216" calcext:value-type="float">
            <text:p>7.4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2013-11-18 14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2013-10-31 14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9584" calcext:value-type="float">
            <text:p>7.3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2013-09-30 13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8416" calcext:value-type="float">
            <text:p>7.1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2013-08-26 14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612" calcext:value-type="float">
            <text:p>7.0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2013-07-30 19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2864" calcext:value-type="float">
            <text:p>6.9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2013-07-17 13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3616" calcext:value-type="float">
            <text:p>6.83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2013-06-28 13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2552" calcext:value-type="float">
            <text:p>6.70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2013-05-23 13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6288" calcext:value-type="float">
            <text:p>6.8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2013-04-18 18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3512" calcext:value-type="float">
            <text:p>6.76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2013-03-21 13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2176" calcext:value-type="float">
            <text:p>6.7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2013-02-26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2864" calcext:value-type="float">
            <text:p>6.9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2013-01-22 15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9712" calcext:value-type="float">
            <text:p>6.8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2012-12-26 13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1152" calcext:value-type="float">
            <text:p>6.9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2012-11-26 16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2012-10-22 12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9712" calcext:value-type="float">
            <text:p>6.8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2012-09-26 17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4472" calcext:value-type="float">
            <text:p>6.82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2012-08-23 13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1592" calcext:value-type="float">
            <text:p>6.64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2012-07-26 13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3304" calcext:value-type="float">
            <text:p>6.6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2012-06-14 13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4056" calcext:value-type="float">
            <text:p>6.54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2012-05-31 13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2012-03-22 14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8336" calcext:value-type="float">
            <text:p>6.49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2012-02-23 14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5664" calcext:value-type="float">
            <text:p>6.45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2012-01-20 14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3096" calcext:value-type="float">
            <text:p>6.48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2011-12-29 17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4432" calcext:value-type="float">
            <text:p>6.50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2011-11-17 14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9024" calcext:value-type="float">
            <text:p>6.6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2011-10-21 12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9296" calcext:value-type="float">
            <text:p>6.5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2011-09-26 14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272" calcext:value-type="float">
            <text:p>6.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2011-08-18 13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9608" calcext:value-type="float">
            <text:p>6.7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2011-07-25 14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8648" calcext:value-type="float">
            <text:p>6.7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2011-06-27 15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2344" calcext:value-type="float">
            <text:p>6.5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2011-05-23 14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2011-02-24 14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228" calcext:value-type="float">
            <text:p>6.8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2011-01-31 18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4848" calcext:value-type="float">
            <text:p>6.7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2010-12-20 14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1592" calcext:value-type="float">
            <text:p>6.64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2010-11-29 15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892" calcext:value-type="float">
            <text:p>6.5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2010-10-20 14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4328" calcext:value-type="float">
            <text:p>6.43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2010-09-30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5664" calcext:value-type="float">
            <text:p>6.45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2010-08-27 13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412" calcext:value-type="float">
            <text:p>6.29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2010-07-30 15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8672" calcext:value-type="float">
            <text:p>6.13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2010-06-30 13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5416" calcext:value-type="float">
            <text:p>5.9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2010-05-25 15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7024" calcext:value-type="float">
            <text:p>5.9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2010-04-22 14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2010-04-01 16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6792" calcext:value-type="float">
            <text:p>6.33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2010-02-22 16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2696" calcext:value-type="float">
            <text:p>7.0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2010-01-15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0504" calcext:value-type="float">
            <text:p>7.0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2009-12-28 15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8416" calcext:value-type="float">
            <text:p>7.1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2009-11-20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2009-10-20 16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2048" calcext:value-type="float">
            <text:p>7.2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2009-09-24 15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9856" calcext:value-type="float">
            <text:p>7.22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2009-08-17 17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7936" calcext:value-type="float">
            <text:p>7.1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2009-07-24 16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3928" calcext:value-type="float">
            <text:p>7.04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2009-06-15 17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5368" calcext:value-type="float">
            <text:p>7.13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2009-05-18 16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2632" calcext:value-type="float">
            <text:p>7.3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2009-04-23 16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5472" calcext:value-type="float">
            <text:p>7.2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2009-03-24 17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0712" calcext:value-type="float">
            <text:p>7.22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2009-02-27 16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2009-01-29 16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3176" calcext:value-type="float">
            <text:p>7.1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2008-12-16 14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4136" calcext:value-type="float">
            <text:p>7.1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2008-11-19 14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1192" calcext:value-type="float">
            <text:p>7.2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2008-10-16 17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0608" calcext:value-type="float">
            <text:p>7.1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2008-09-15 16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2008-08-18 13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6496" calcext:value-type="float">
            <text:p>7.0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2008-07-15 16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8416" calcext:value-type="float">
            <text:p>7.1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2008-06-18 15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2008-05-19 15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5912" calcext:value-type="float">
            <text:p>6.91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2008-05-02 14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1152" calcext:value-type="float">
            <text:p>6.9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2008-04-04 13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2008" calcext:value-type="float">
            <text:p>6.9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2008-02-25 15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3448" calcext:value-type="float">
            <text:p>7.01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2008-01-24 15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66" calcext:value-type="float">
            <text:p>7.0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2007-12-18 14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2007-11-20 14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7832" calcext:value-type="float">
            <text:p>7.0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2007-10-30 14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2007-09-13 17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0296" calcext:value-type="float">
            <text:p>6.94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2007-08-23 14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8856" calcext:value-type="float">
            <text:p>6.8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2007-07-31 14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2007-06-22 17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3512" calcext:value-type="float">
            <text:p>6.76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2007-05-16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8648" calcext:value-type="float">
            <text:p>6.7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2007-04-25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6936" calcext:value-type="float">
            <text:p>6.72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2007-03-26 18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516" calcext:value-type="float">
            <text:p>6.9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2007-02-21 16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2007-01-16 14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2696" calcext:value-type="float">
            <text:p>7.0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2006-12-22 15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6328" calcext:value-type="float">
            <text:p>7.1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2006-11-15 17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2006-10-16 16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5096" calcext:value-type="float">
            <text:p>7.24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2006-09-20 16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2006-08-17 17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2006-07-18 15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2006-06-15 14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1736" calcext:value-type="float">
            <text:p>7.03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2006-05-24 1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0608" calcext:value-type="float">
            <text:p>7.1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2006-04-26 16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6328" calcext:value-type="float">
            <text:p>7.1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2006-03-22 17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2006-02-23 17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8248" calcext:value-type="float">
            <text:p>7.3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2006-01-26 19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2005-12-22 15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2005-11-21 17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2672" calcext:value-type="float">
            <text:p>7.6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2005-10-21 14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8664" calcext:value-type="float">
            <text:p>7.5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2005-09-20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8432" calcext:value-type="float">
            <text:p>8.02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2005-08-16 13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2005-07-20 13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8016" calcext:value-type="float">
            <text:p>7.7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2005-06-15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8392" calcext:value-type="float">
            <text:p>7.7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2005-05-09 15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2005-03-15 19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1856" calcext:value-type="float">
            <text:p>7.9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2002-04-12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2768" calcext:value-type="float">
            <text:p>9.19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2000-01-18 16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8344" calcext:value-type="float">
            <text:p>8.84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1999-12-21 18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2624" calcext:value-type="float">
            <text:p>8.80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1999-11-17 14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1664" calcext:value-type="float">
            <text:p>8.74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1999-10-25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0704" calcext:value-type="float">
            <text:p>8.68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1999-09-23 13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7552" calcext:value-type="float">
            <text:p>8.60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1999-08-17 12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1456" calcext:value-type="float">
            <text:p>8.60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1999-07-20 15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9912" calcext:value-type="float">
            <text:p>8.43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1999-06-17 16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3128" calcext:value-type="float">
            <text:p>8.26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1999-05-19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3024" calcext:value-type="float">
            <text:p>8.1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1999-04-23 13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1999-03-30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4632" calcext:value-type="float">
            <text:p>8.1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1999-02-16 18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9768" calcext:value-type="float">
            <text:p>8.04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1998-12-15 16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34" calcext:value-type="float">
            <text:p>8.1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1998-11-17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1998-10-16 14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7952" calcext:value-type="float">
            <text:p>7.9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1998-09-21 18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8808" calcext:value-type="float">
            <text:p>7.9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1998-08-26 12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1272" calcext:value-type="float">
            <text:p>7.89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1998-06-23 13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8976" calcext:value-type="float">
            <text:p>7.8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1998-05-21 13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6992" calcext:value-type="float">
            <text:p>7.9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1998-04-21 14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4256" calcext:value-type="float">
            <text:p>8.1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1998-03-23 16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3504" calcext:value-type="float">
            <text:p>8.22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1998-02-23 16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0288" calcext:value-type="float">
            <text:p>8.40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1998-01-20 15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2688" calcext:value-type="float">
            <text:p>8.55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1997-12-18 16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6216" calcext:value-type="float">
            <text:p>8.58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1997-11-24 15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8304" calcext:value-type="float">
            <text:p>8.52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1997-10-22 15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6968" calcext:value-type="float">
            <text:p>8.50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1997-09-17 14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8952" calcext:value-type="float">
            <text:p>8.37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1997-08-20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2752" calcext:value-type="float">
            <text:p>8.3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1997-08-19 17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9704" calcext:value-type="float">
            <text:p>8.29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1997-07-22 15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484" calcext:value-type="float">
            <text:p>8.24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1997-06-18 14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2064" calcext:value-type="float">
            <text:p>8.1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1997-05-22 14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5968" calcext:value-type="float">
            <text:p>8.12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1997-03-11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2816" calcext:value-type="float">
            <text:p>8.0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1997-02-26 21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2856" calcext:value-type="float">
            <text:p>8.37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1997-01-27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6112" calcext:value-type="float">
            <text:p>8.51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1996-12-12 16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916" calcext:value-type="float">
            <text:p>8.51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1996-09-30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7216" calcext:value-type="float">
            <text:p>8.96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1996-09-12 16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7216" calcext:value-type="float">
            <text:p>8.96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1996-06-28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7592" calcext:value-type="float">
            <text:p>8.92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1996-05-17 12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8928" calcext:value-type="float">
            <text:p>8.94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1996-03-18 20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8424" calcext:value-type="float">
            <text:p>9.48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1996-01-26 15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2016" calcext:value-type="float">
            <text:p>9.27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1995-12-08 18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6672" calcext:value-type="float">
            <text:p>9.18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1995-12-07 14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3624" calcext:value-type="float">
            <text:p>9.18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1995-09-20 13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78" calcext:value-type="float">
            <text:p>9.0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1995-07-27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0912" calcext:value-type="float">
            <text:p>8.82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1995-06-13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0704" calcext:value-type="float">
            <text:p>8.68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1995-05-22 10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8888" calcext:value-type="float">
            <text:p>8.62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1995-03-14 20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5152" calcext:value-type="float">
            <text:p>8.45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1995-01-18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5048" calcext:value-type="float">
            <text:p>8.38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1994-12-13 19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7616" calcext:value-type="float">
            <text:p>8.35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1994-10-18 17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3024" calcext:value-type="float">
            <text:p>8.1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1994-09-20 19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5968" calcext:value-type="float">
            <text:p>8.12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1994-08-24 19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1994-07-20 20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6616" calcext:value-type="float">
            <text:p>7.9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1994-06-23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2984" calcext:value-type="float">
            <text:p>7.8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1994-05-19 16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6408" calcext:value-type="float">
            <text:p>7.8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1994-04-19 16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7264" calcext:value-type="float">
            <text:p>7.8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1994-03-30 15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5552" calcext:value-type="float">
            <text:p>7.8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1994-02-25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8432" calcext:value-type="float">
            <text:p>8.02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1994-02-02 19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3464" calcext:value-type="float">
            <text:p>7.9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1993-12-20 20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9496" calcext:value-type="float">
            <text:p>8.1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1993-11-22 19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1993-10-25 19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1993-09-24 12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1" calcext:value-type="float">
            <text:p>8.0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1993-08-18 19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908" calcext:value-type="float">
            <text:p>7.8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1993-07-19 18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1993-06-22 16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6576" calcext:value-type="float">
            <text:p>7.6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1993-06-17 14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1336" calcext:value-type="float">
            <text:p>7.6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1993-05-17 18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8664" calcext:value-type="float">
            <text:p>7.5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1993-04-21 16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7808" calcext:value-type="float">
            <text:p>7.6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1993-03-25 15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5552" calcext:value-type="float">
            <text:p>7.8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1993-02-23 16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4424" calcext:value-type="float">
            <text:p>7.96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1993-01-21 2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2712" calcext:value-type="float">
            <text:p>7.98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1993-01-04 20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7472" calcext:value-type="float">
            <text:p>7.96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1992-11-19 17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1992-10-20 19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62" calcext:value-type="float">
            <text:p>7.6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1992-09-30 16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1752" calcext:value-type="float">
            <text:p>7.9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1992-08-20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3152" calcext:value-type="float">
            <text:p>7.6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1992-07-15 13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1992-06-16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6848" calcext:value-type="float">
            <text:p>7.5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1992-06-04 18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62" calcext:value-type="float">
            <text:p>7.6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1992-05-19 15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4384" calcext:value-type="float">
            <text:p>7.6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1992-04-24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2088" calcext:value-type="float">
            <text:p>7.5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1992-03-16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4176" calcext:value-type="float">
            <text:p>7.5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1992-02-21 14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6264" calcext:value-type="float">
            <text:p>7.4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1992-01-23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9208" calcext:value-type="float">
            <text:p>7.3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1991-12-17 14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7768" calcext:value-type="float">
            <text:p>7.28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1991-11-18 13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7288" calcext:value-type="float">
            <text:p>7.25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1991-1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6328" calcext:value-type="float">
            <text:p>7.1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1991-10-15 14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5368" calcext:value-type="float">
            <text:p>7.13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1991-09-18 16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7832" calcext:value-type="float">
            <text:p>7.0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1991-08-23 14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1528" calcext:value-type="float">
            <text:p>6.89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1991-07-16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2968" calcext:value-type="float">
            <text:p>6.9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1991-06-21 17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8856" calcext:value-type="float">
            <text:p>6.8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1991-05-17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5704" calcext:value-type="float">
            <text:p>6.7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1991-04-16 14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3616" calcext:value-type="float">
            <text:p>6.83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1991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228" calcext:value-type="float">
            <text:p>6.8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1991-02-22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7624" calcext:value-type="float">
            <text:p>6.89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1991-01-17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8584" calcext:value-type="float">
            <text:p>6.95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1990-12-10 16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1632" calcext:value-type="float">
            <text:p>6.96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1990-11-16 15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4576" calcext:value-type="float">
            <text:p>6.89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1990-10-10 16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1990-09-13 13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1152" calcext:value-type="float">
            <text:p>6.9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1990-08-13 14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1256" calcext:value-type="float">
            <text:p>7.00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1990-07-11 13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6392" calcext:value-type="float">
            <text:p>6.9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1990-06-12 15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5432" calcext:value-type="float">
            <text:p>6.8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1990-05-22 13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42" calcext:value-type="float">
            <text:p>6.9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1990-04-18 15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6056" calcext:value-type="float">
            <text:p>7.3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1990-03-27 13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8352" calcext:value-type="float">
            <text:p>7.3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1990-02-20 15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1990-01-18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332" calcext:value-type="float">
            <text:p>7.5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1989-12-19 16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1608" calcext:value-type="float">
            <text:p>7.5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1989-11-13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332" calcext:value-type="float">
            <text:p>7.5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1989-10-18 12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8872" calcext:value-type="float">
            <text:p>7.7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1989-09-22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1064" calcext:value-type="float">
            <text:p>7.7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1989-08-21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1989-07-24 12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5928" calcext:value-type="float">
            <text:p>7.8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1989-06-21 12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3464" calcext:value-type="float">
            <text:p>7.9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1989-05-19 14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1312" calcext:value-type="float">
            <text:p>8.21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1989-04-17 14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6424" calcext:value-type="float">
            <text:p>8.72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1989-03-21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7488" calcext:value-type="float">
            <text:p>8.85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1989-02-13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5296" calcext:value-type="float">
            <text:p>8.84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1989-01-19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9576" calcext:value-type="float">
            <text:p>8.79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1988-12-08 13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5464" calcext:value-type="float">
            <text:p>8.66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1988-11-18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9096" calcext:value-type="float">
            <text:p>8.76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1988-10-31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3" calcext:value-type="float">
            <text:p>8.7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1988-09-23 13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4984" calcext:value-type="float">
            <text:p>8.63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1988-08-18 13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8304" calcext:value-type="float">
            <text:p>8.52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1988-07-18 14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9536" calcext:value-type="float">
            <text:p>8.47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1988-06-21 11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4192" calcext:value-type="float">
            <text:p>8.39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1988-05-25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0664" calcext:value-type="float">
            <text:p>8.36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1988-04-28 15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8472" calcext:value-type="float">
            <text:p>8.34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1988-03-28 13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1416" calcext:value-type="float">
            <text:p>8.2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1988-02-26 14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2168" calcext:value-type="float">
            <text:p>8.2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1988-01-27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2272" calcext:value-type="float">
            <text:p>8.27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1987-1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3384" calcext:value-type="float">
            <text:p>7.26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1987-11-17 15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6824" calcext:value-type="float">
            <text:p>8.1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1987-10-22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148" calcext:value-type="float">
            <text:p>8.0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1987-09-21 15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4424" calcext:value-type="float">
            <text:p>7.96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1987-03-11 13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4424" calcext:value-type="float">
            <text:p>7.96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1986-12-02 1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8536" calcext:value-type="float">
            <text:p>8.0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1986-09-03 14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9936" calcext:value-type="float">
            <text:p>7.86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1986-06-05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1712" calcext:value-type="float">
            <text:p>7.6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1986-03-10 14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1192" calcext:value-type="float">
            <text:p>7.2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1985-12-13 16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2904" calcext:value-type="float">
            <text:p>7.2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1985-04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128" calcext:value-type="float">
            <text:p>6.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1985-04-02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8984" calcext:value-type="float">
            <text:p>6.3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1984-12-18 17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7712" calcext:value-type="float">
            <text:p>6.0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1984-09-13 19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6168" calcext:value-type="float">
            <text:p>5.9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1984-06-15 16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5936" calcext:value-type="float">
            <text:p>6.34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1984-04-04 13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2528" calcext:value-type="float">
            <text:p>7.2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1984-01-04 19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5888" calcext:value-type="float">
            <text:p>7.4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1983-09-21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62" calcext:value-type="float">
            <text:p>7.6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1983-07-06 19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0272" calcext:value-type="float">
            <text:p>7.5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1983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3232" calcext:value-type="float">
            <text:p>8.33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1983-01-20 14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1982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8472" calcext:value-type="float">
            <text:p>8.34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1982-06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5488" calcext:value-type="float">
            <text:p>8.09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1982-03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1208" calcext:value-type="float">
            <text:p>8.14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1981-1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1312" calcext:value-type="float">
            <text:p>8.21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1981-09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1752" calcext:value-type="float">
            <text:p>7.9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1981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1981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3656" calcext:value-type="float">
            <text:p>7.1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1981-0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0904" calcext:value-type="float">
            <text:p>6.47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1980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7" calcext:value-type="float">
            <text:p>6.4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1980-06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5728" calcext:value-type="float">
            <text:p>6.20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1980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2448" calcext:value-type="float">
            <text:p>6.6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1979-12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3952" calcext:value-type="float">
            <text:p>6.47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1979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2784" calcext:value-type="float">
            <text:p>6.27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1979-06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1992" calcext:value-type="float">
            <text:p>6.0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1979-05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3432" calcext:value-type="float">
            <text:p>6.12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1979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6376" calcext:value-type="float">
            <text:p>6.05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1979-0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3432" calcext:value-type="float">
            <text:p>6.12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1978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4472" calcext:value-type="float">
            <text:p>6.82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1978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0256" calcext:value-type="float">
            <text:p>6.6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1978-06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2888" calcext:value-type="float">
            <text:p>6.34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1978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8712" calcext:value-type="float">
            <text:p>6.45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1978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7768" calcext:value-type="float">
            <text:p>7.28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1977-09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0648" calcext:value-type="float">
            <text:p>7.4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1977-06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0024" calcext:value-type="float">
            <text:p>7.0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1977-04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7144" calcext:value-type="float">
            <text:p>6.8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1977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3072" calcext:value-type="float">
            <text:p>7.0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1976-1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1976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4912" calcext:value-type="float">
            <text:p>6.5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1976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8128" calcext:value-type="float">
            <text:p>6.35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1976-03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8984" calcext:value-type="float">
            <text:p>6.3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1975-12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5432" calcext:value-type="float">
            <text:p>6.8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1975-10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0672" calcext:value-type="float">
            <text:p>6.90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1975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1256" calcext:value-type="float">
            <text:p>7.00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1975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1974-12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6184" calcext:value-type="float">
            <text:p>6.8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1974-10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3552" calcext:value-type="float">
            <text:p>7.08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1974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1672" calcext:value-type="float">
            <text:p>7.28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1974-06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0192" calcext:value-type="float">
            <text:p>6.8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1974-04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7624" calcext:value-type="float">
            <text:p>6.89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1973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996" calcext:value-type="float">
            <text:p>7.2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1973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1464" calcext:value-type="float">
            <text:p>7.14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1973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1973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5552" calcext:value-type="float">
            <text:p>7.8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1972-1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436" calcext:value-type="float">
            <text:p>8.2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1972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5256" calcext:value-type="float">
            <text:p>8.52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1972-07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6864" calcext:value-type="float">
            <text:p>8.43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1972-03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2184" calcext:value-type="float">
            <text:p>9.09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1971-1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3248" calcext:value-type="float">
            <text:p>9.22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1971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7256" calcext:value-type="float">
            <text:p>9.28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1971-08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3728" calcext:value-type="float">
            <text:p>9.25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1971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5984" calcext:value-type="float">
            <text:p>9.01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1971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968" calcext:value-type="float">
            <text:p>8.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1971-02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5816" calcext:value-type="float">
            <text:p>9.19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1970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352" calcext:value-type="float">
            <text:p>9.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1970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7968" calcext:value-type="float">
            <text:p>8.8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1970-03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876" calcext:value-type="float">
            <text:p>9.12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1970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6984" calcext:value-type="float">
            <text:p>9.39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1969-11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5856" calcext:value-type="float">
            <text:p>9.51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1969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5" calcext:value-type="float">
            <text:p>9.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1969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2328" calcext:value-type="float">
            <text:p>9.48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1969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7944" calcext:value-type="float">
            <text:p>9.45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1969-08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8048" calcext:value-type="float">
            <text:p>9.52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1969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1096" calcext:value-type="float">
            <text:p>9.53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1969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024" calcext:value-type="float">
            <text:p>9.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1969-05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8632" calcext:value-type="float">
            <text:p>9.62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1969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8464" calcext:value-type="float">
            <text:p>9.80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1969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552" calcext:value-type="float">
            <text:p>9.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1969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1992" calcext:value-type="float">
            <text:p>9.84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1968-1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8088" calcext:value-type="float">
            <text:p>9.84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1968-1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172" calcext:value-type="float">
            <text:p>9.9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1968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6584" calcext:value-type="float">
            <text:p>10.00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1968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4288" calcext:value-type="float">
            <text:p>9.92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1968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124" calcext:value-type="float">
            <text:p>9.92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1968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6856" calcext:value-type="float">
            <text:p>9.89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1968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6856" calcext:value-type="float">
            <text:p>9.89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1968-05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0968" calcext:value-type="float">
            <text:p>10.03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1968-04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8776" calcext:value-type="float">
            <text:p>10.01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1968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2304" calcext:value-type="float">
            <text:p>10.05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1968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9464" calcext:value-type="float">
            <text:p>10.18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1968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4224" calcext:value-type="float">
            <text:p>10.17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1967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1656" calcext:value-type="float">
            <text:p>10.20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1967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556" calcext:value-type="float">
            <text:p>10.19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1967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8504" calcext:value-type="float">
            <text:p>10.12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1967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2784" calcext:value-type="float">
            <text:p>10.08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1967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364" calcext:value-type="float">
            <text:p>10.07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1967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5352" calcext:value-type="float">
            <text:p>10.05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1967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2304" calcext:value-type="float">
            <text:p>10.05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1967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9256" calcext:value-type="float">
            <text:p>10.04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1967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5456" calcext:value-type="float">
            <text:p>10.12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1967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1176" calcext:value-type="float">
            <text:p>10.17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1967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6624" calcext:value-type="float">
            <text:p>10.32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1967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9568" calcext:value-type="float">
            <text:p>10.25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1966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6896" calcext:value-type="float">
            <text:p>10.21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1966-1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46" calcext:value-type="float">
            <text:p>10.13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1966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4496" calcext:value-type="float">
            <text:p>10.06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1966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1344" calcext:value-type="float">
            <text:p>9.99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1966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9424" calcext:value-type="float">
            <text:p>9.86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1966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836" calcext:value-type="float">
            <text:p>9.73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1966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0824" calcext:value-type="float">
            <text:p>9.64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1966-06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5104" calcext:value-type="float">
            <text:p>9.59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1966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3288" calcext:value-type="float">
            <text:p>9.54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1966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7088" calcext:value-type="float">
            <text:p>9.46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1966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308" calcext:value-type="float">
            <text:p>9.40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1966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8216" calcext:value-type="float">
            <text:p>9.34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1966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64" calcext:value-type="float">
            <text:p>9.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1965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3248" calcext:value-type="float">
            <text:p>9.22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1965-1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2288" calcext:value-type="float">
            <text:p>9.16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1965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6944" calcext:value-type="float">
            <text:p>9.07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1965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4648" calcext:value-type="float">
            <text:p>8.99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1965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7112" calcext:value-type="float">
            <text:p>8.89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1965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7384" calcext:value-type="float">
            <text:p>8.78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1965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9848" calcext:value-type="float">
            <text:p>8.68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1965-05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1965-04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1965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1965-03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7344" calcext:value-type="float">
            <text:p>8.46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1965-0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0392" calcext:value-type="float">
            <text:p>8.47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1964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5528" calcext:value-type="float">
            <text:p>8.41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1964-1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0184" calcext:value-type="float">
            <text:p>8.33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1964-1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6656" calcext:value-type="float">
            <text:p>8.2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1964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8264" calcext:value-type="float">
            <text:p>8.20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1964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2064" calcext:value-type="float">
            <text:p>8.1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1964-07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8912" calcext:value-type="float">
            <text:p>8.05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1964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4904" calcext:value-type="float">
            <text:p>7.9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1964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3944" calcext:value-type="float">
            <text:p>7.9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1964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004" calcext:value-type="float">
            <text:p>7.9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1964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148" calcext:value-type="float">
            <text:p>8.0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1964-03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8808" calcext:value-type="float">
            <text:p>7.9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1964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2712" calcext:value-type="float">
            <text:p>7.98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1964-0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6616" calcext:value-type="float">
            <text:p>7.9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1963-12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5656" calcext:value-type="float">
            <text:p>7.9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1963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6408" calcext:value-type="float">
            <text:p>7.8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1963-10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8016" calcext:value-type="float">
            <text:p>7.7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1963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9144" calcext:value-type="float">
            <text:p>7.6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1963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1608" calcext:value-type="float">
            <text:p>7.5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1963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4448" calcext:value-type="float">
            <text:p>7.3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1963-06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8248" calcext:value-type="float">
            <text:p>7.3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1963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0984" calcext:value-type="float">
            <text:p>7.1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1963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5432" calcext:value-type="float">
            <text:p>6.8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1963-03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564" calcext:value-type="float">
            <text:p>7.0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1963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5576" calcext:value-type="float">
            <text:p>7.27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1962-1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4136" calcext:value-type="float">
            <text:p>7.1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1962-1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5368" calcext:value-type="float">
            <text:p>7.13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1962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612" calcext:value-type="float">
            <text:p>7.0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1962-10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7352" calcext:value-type="float">
            <text:p>7.00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1962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7624" calcext:value-type="float">
            <text:p>6.89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1962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1962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1962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5496" calcext:value-type="float">
            <text:p>6.63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1962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4536" calcext:value-type="float">
            <text:p>6.57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1962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1864" calcext:value-type="float">
            <text:p>6.53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1962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1216" calcext:value-type="float">
            <text:p>6.6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1962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988" calcext:value-type="float">
            <text:p>6.6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1961-1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9672" calcext:value-type="float">
            <text:p>6.51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1961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272" calcext:value-type="float">
            <text:p>6.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1961-1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5664" calcext:value-type="float">
            <text:p>6.45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1961-10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556" calcext:value-type="float">
            <text:p>6.38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1961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2408" calcext:value-type="float">
            <text:p>6.31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1961-08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888" calcext:value-type="float">
            <text:p>6.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1961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364" calcext:value-type="float">
            <text:p>6.2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1961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412" calcext:value-type="float">
            <text:p>6.29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1961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9464" calcext:value-type="float">
            <text:p>6.37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1961-04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6248" calcext:value-type="float">
            <text:p>6.55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1961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5704" calcext:value-type="float">
            <text:p>6.7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1961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6288" calcext:value-type="float">
            <text:p>6.8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1960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7248" calcext:value-type="float">
            <text:p>6.9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1960-1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2008" calcext:value-type="float">
            <text:p>6.9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1960-1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8104" calcext:value-type="float">
            <text:p>6.92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1960-10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9712" calcext:value-type="float">
            <text:p>6.8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1960-09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7184" calcext:value-type="float">
            <text:p>7.1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1960-08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0232" calcext:value-type="float">
            <text:p>7.1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1960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8416" calcext:value-type="float">
            <text:p>7.1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1960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708" calcext:value-type="float">
            <text:p>7.1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1960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4888" calcext:value-type="float">
            <text:p>7.10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1960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2904" calcext:value-type="float">
            <text:p>7.2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1960-03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3384" calcext:value-type="float">
            <text:p>7.26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1960-0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9104" calcext:value-type="float">
            <text:p>7.3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1960-01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7768" calcext:value-type="float">
            <text:p>7.28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1959-12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2048" calcext:value-type="float">
            <text:p>7.2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1959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1959-10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1959-09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7728" calcext:value-type="float">
            <text:p>6.9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1959-08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372" calcext:value-type="float">
            <text:p>6.9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1959-07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8856" calcext:value-type="float">
            <text:p>6.8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1959-05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8752" calcext:value-type="float">
            <text:p>6.7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1959-05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7416" calcext:value-type="float">
            <text:p>6.7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1959-04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3888" calcext:value-type="float">
            <text:p>6.7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1959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2072" calcext:value-type="float">
            <text:p>6.6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1959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3784" calcext:value-type="float">
            <text:p>6.65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1959-0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6728" calcext:value-type="float">
            <text:p>6.5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1958-12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9672" calcext:value-type="float">
            <text:p>6.51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1958-1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7856" calcext:value-type="float">
            <text:p>6.46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1958-10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128" calcext:value-type="float">
            <text:p>6.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1958-09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4704" calcext:value-type="float">
            <text:p>6.3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1958-08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984" calcext:value-type="float">
            <text:p>6.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1958-07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8984" calcext:value-type="float">
            <text:p>6.3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1958-05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6896" calcext:value-type="float">
            <text:p>6.4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1958-05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1958-04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0192" calcext:value-type="float">
            <text:p>6.8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1958-03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1256" calcext:value-type="float">
            <text:p>7.00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1958-02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1957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1957-1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1464" calcext:value-type="float">
            <text:p>7.14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1957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516" calcext:value-type="float">
            <text:p>6.9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1957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036" calcext:value-type="float">
            <text:p>6.6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1957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9528" calcext:value-type="float">
            <text:p>6.12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1957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1957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3432" calcext:value-type="float">
            <text:p>6.12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1957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1957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8376" calcext:value-type="float">
            <text:p>6.8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1957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1957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176" calcext:value-type="float">
            <text:p>6.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1957-02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1957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1956-1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1488" calcext:value-type="float">
            <text:p>6.57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1956-12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9568" calcext:value-type="float">
            <text:p>6.44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1956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3096" calcext:value-type="float">
            <text:p>6.48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1956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652" calcext:value-type="float">
            <text:p>6.4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1956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2512" calcext:value-type="float">
            <text:p>6.3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1956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6312" calcext:value-type="float">
            <text:p>6.30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1956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412" calcext:value-type="float">
            <text:p>6.29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1956-05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1072" calcext:value-type="float">
            <text:p>6.29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1956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5456" calcext:value-type="float">
            <text:p>6.3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1956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7856" calcext:value-type="float">
            <text:p>6.46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1956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0152" calcext:value-type="float">
            <text:p>6.5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1956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6832" calcext:value-type="float">
            <text:p>6.65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1955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0736" calcext:value-type="float">
            <text:p>6.65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1955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3304" calcext:value-type="float">
            <text:p>6.6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1955-1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7416" calcext:value-type="float">
            <text:p>6.7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1955-10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4472" calcext:value-type="float">
            <text:p>6.82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1955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0736" calcext:value-type="float">
            <text:p>6.65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1955-08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8792" calcext:value-type="float">
            <text:p>7.0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1955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7352" calcext:value-type="float">
            <text:p>7.00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1955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5056" calcext:value-type="float">
            <text:p>6.9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1955-05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5056" calcext:value-type="float">
            <text:p>6.9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1955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1632" calcext:value-type="float">
            <text:p>6.96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1955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2592" calcext:value-type="float">
            <text:p>7.0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1955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6976" calcext:value-type="float">
            <text:p>7.0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1954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66" calcext:value-type="float">
            <text:p>7.0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1954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1954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4032" calcext:value-type="float">
            <text:p>7.11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1954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1954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1736" calcext:value-type="float">
            <text:p>7.03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1954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6016" calcext:value-type="float">
            <text:p>6.9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1954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1528" calcext:value-type="float">
            <text:p>6.89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1954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1424" calcext:value-type="float">
            <text:p>6.8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1954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5328" calcext:value-type="float">
            <text:p>6.81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1954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8752" calcext:value-type="float">
            <text:p>6.7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1954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0088" calcext:value-type="float">
            <text:p>6.80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1954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9128" calcext:value-type="float">
            <text:p>6.73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1953-12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5016" calcext:value-type="float">
            <text:p>6.60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1953-1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892" calcext:value-type="float">
            <text:p>6.5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1953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9296" calcext:value-type="float">
            <text:p>6.5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1953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8336" calcext:value-type="float">
            <text:p>6.49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1953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8608" calcext:value-type="float">
            <text:p>6.38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1953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0696" calcext:value-type="float">
            <text:p>6.33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1953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3264" calcext:value-type="float">
            <text:p>6.30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1953-05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8504" calcext:value-type="float">
            <text:p>6.31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1953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4328" calcext:value-type="float">
            <text:p>6.43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1953-04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2824" calcext:value-type="float">
            <text:p>6.5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101073343401</text:p>
          </table:table-cell>
          <table:table-cell office:value-type="string" calcext:value-type="string">
            <text:p>N <text:s/>2528. 2</text:p>
          </table:table-cell>
          <table:table-cell office:value-type="string" calcext:value-type="string">
            <text:p>1953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2488" calcext:value-type="float">
            <text:p>6.9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793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876" meta:object-count="0"/>
    <meta:user-defined meta:name="AppVersion">3.0</meta:user-defined>
  </office:meta>
</office:document-meta>
</file>